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D2A00002DE549E5D815.svm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5" style:family="paragraph" style:parent-style-name="Text_20_body">
      <style:paragraph-properties fo:text-align="justify" style:justify-single-word="false"/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Consolas"/>
    </style:style>
    <style:style style:name="P7" style:family="paragraph" style:parent-style-name="Text_20_body">
      <style:paragraph-properties fo:text-align="justify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Consolas" fo:font-size="20pt" style:font-size-asian="20pt" style:font-size-complex="20pt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Consolas"/>
    </style:style>
    <style:style style:name="P10" style:family="paragraph" style:parent-style-name="Text_20_body">
      <style:paragraph-properties fo:text-align="justify" style:justify-single-word="false"/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9"/>
      <text:p text:style-name="P8"><text:title>Diseño</text:title></text:p>
      <text:p text:style-name="P8"><text:initial-creator>Juan Pablo Ospino Solano</text:initial-creator></text:p>
      <text:p text:style-name="P8"><text:variable-set text:name="Version" office:value-type="string">Versión 1.0</text:variable-set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Diseño</text:p>
      <text:p text:style-name="P5"><draw:frame draw:style-name="fr2" draw:name="gráficos1" text:anchor-type="paragraph" svg:width="17.59cm" svg:height="6.449cm" draw:z-index="2"><draw:image xlink:href="Pictures/2000000700007D2A00002DE549E5D81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1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Diseño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4-02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Diseño</text:title> - <text:initial-creator>Juan Pablo Ospino Solano</text:initial-creator> <text:s text:c="38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4-02T20:20:31.69</dc:date>
    <dc:creator>Juan Pablo Ospino Solano</dc:creator>
    <meta:editing-duration>P1DT1H33M29S</meta:editing-duration>
    <meta:editing-cycles>37</meta:editing-cycles>
    <meta:generator>OpenOffice/4.1.2$Win32 OpenOffice.org_project/412m3$Build-9782</meta:generator>
    <dc:title>Diseño</dc:title>
    <meta:document-statistic meta:table-count="1" meta:image-count="2" meta:object-count="0" meta:page-count="2" meta:paragraph-count="12" meta:word-count="28" meta:character-count="319"/>
  </office:meta>
</office:document-meta>
</file>